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style:font-name-complex="Calibri"/>
    </style:style>
    <style:style style:name="P2" style:parent-style-name="Standaard" style:family="paragraph">
      <style:text-properties style:font-name-complex="Calibri"/>
    </style:style>
    <style:style style:name="P3" style:parent-style-name="Standaard" style:family="paragraph">
      <style:text-properties style:font-name-complex="Calibri"/>
    </style:style>
    <style:style style:name="T4" style:parent-style-name="Standaardalinea-lettertype" style:family="text">
      <style:text-properties style:font-name-complex="Calibri"/>
    </style:style>
    <style:style style:name="T5" style:parent-style-name="Standaardalinea-lettertype" style:family="text">
      <style:text-properties style:font-name-complex="Calibri"/>
    </style:style>
    <style:style style:name="T6" style:parent-style-name="Standaardalinea-lettertype" style:family="text">
      <style:text-properties style:font-name-complex="Calibri" fo:font-style="italic" style:font-style-asian="italic" style:font-style-complex="italic" fo:color="#202122" fo:background-color="#FFFFFF" fo:language="la"/>
    </style:style>
    <style:style style:name="T7" style:parent-style-name="Standaardalinea-lettertype" style:family="text">
      <style:text-properties style:font-name-complex="Calibri" fo:font-style="italic" style:font-style-asian="italic" style:font-style-complex="italic" fo:color="#202122" fo:background-color="#FFFFFF"/>
    </style:style>
    <style:style style:name="T8" style:parent-style-name="Standaardalinea-lettertype" style:family="text">
      <style:text-properties style:font-name-complex="Calibri" fo:font-style="italic" style:font-style-asian="italic" style:font-style-complex="italic" fo:color="#202122" fo:background-color="#FFFFFF"/>
    </style:style>
    <style:style style:name="T9" style:parent-style-name="Standaardalinea-lettertype" style:family="text">
      <style:text-properties style:font-name-complex="Calibri" fo:color="#202122" fo:background-color="#FFFFFF"/>
    </style:style>
    <style:style style:name="T10" style:parent-style-name="Standaardalinea-lettertype" style:family="text">
      <style:text-properties style:font-name-complex="Calibri"/>
    </style:style>
    <style:style style:name="T11" style:parent-style-name="Standaardalinea-lettertype" style:family="text">
      <style:text-properties style:font-name-complex="Calibri"/>
    </style:style>
    <style:style style:name="T12" style:parent-style-name="Standaardalinea-lettertype" style:family="text">
      <style:text-properties style:font-name-complex="Calibri"/>
    </style:style>
    <style:style style:name="T13" style:parent-style-name="Standaardalinea-lettertype" style:family="text">
      <style:text-properties style:font-name-complex="Calibri"/>
    </style:style>
    <style:style style:name="T14" style:parent-style-name="Standaardalinea-lettertype" style:family="text">
      <style:text-properties style:font-name-complex="Calibri"/>
    </style:style>
    <style:style style:name="T15" style:parent-style-name="Standaardalinea-lettertype" style:family="text">
      <style:text-properties style:font-name-complex="Calibri"/>
    </style:style>
    <style:style style:name="T16" style:parent-style-name="Standaardalinea-lettertype" style:family="text">
      <style:text-properties style:font-name-complex="Calibri"/>
    </style:style>
    <style:style style:name="T17" style:parent-style-name="Voetnootmarkering" style:family="text">
      <style:text-properties style:font-name-complex="Calibri"/>
    </style:style>
    <style:style style:name="T18" style:parent-style-name="Standaardalinea-lettertype" style:family="text">
      <style:text-properties style:font-name-complex="Calibri"/>
    </style:style>
    <style:style style:name="P19" style:parent-style-name="Standaard" style:family="paragraph">
      <style:text-properties style:font-name-complex="Calibri"/>
    </style:style>
    <style:style style:name="P20" style:parent-style-name="Standaard" style:family="paragraph">
      <style:text-properties style:font-name-complex="Calibri"/>
    </style:style>
    <style:style style:name="P21" style:parent-style-name="Standaard" style:family="paragraph">
      <style:text-properties style:font-name-complex="Calibri"/>
    </style:style>
    <style:style style:name="P22" style:parent-style-name="Standaard" style:family="paragraph">
      <style:text-properties style:font-name-complex="Calibri"/>
    </style:style>
  </office:automatic-styles>
  <office:body>
    <office:text text:use-soft-page-breaks="true">
      <text:p text:style-name="P1">Cogito ergo sum<text:line-break/>Ik denk, dus ik ben.</text:p>
      <text:p text:style-name="P2"/>
      <text:p text:style-name="P3">René Descartes, de beroemde denker,<text:s/>zei dit<text:s/>wereldberoemde uitspraak, maar wat bedoelde hij precies ermee?<text:s/>En waarom zijn hij het? Wat was zijn doen?</text:p>
      <text:p text:style-name="Standaard"><text:span text:style-name="T4">René Descartes zei dit uitspraak als tegenwoord tegen Scepticisme.<text:s/></text:span><text:span text:style-name="T5">In zijn boek (</text:span><text:span text:style-name="T6">Meditationes de Prima Philosophia, in qua Dei existentia et animæ immortalitas demonstratur</text:span><text:span text:style-name="T7">, oftewel<text:s/></text:span><text:span text:style-name="T8">Meditaties over de eerste filosofie in welke het bestaan van God en de onsterflijke ziel worden bewezen</text:span><text:span text:style-name="T9">)</text:span><text:span text:style-name="T10"><text:s/>gebruikte zijn wetenschappelijke methode om<text:s/></text:span><text:span text:style-name="T11">filosofische</text:span><text:span text:style-name="T12"><text:s/>vragen te beantwoorden.</text:span><text:span text:style-name="T13"><text:s/>Een van de vragen was de basis van<text:s/></text:span><text:span text:style-name="T14">Scepticisme</text:span><text:span text:style-name="T15">, dat luidt: “De wereld is niet waar, en bestaat niet”</text:span><text:span text:style-name="T16"><text:line-break/>Hij vond dat omdat hij zeker waar was (bestond</text:span><text:span text:style-name="T17"><text:note text:note-class="footnote" text:id="_ftn0"><text:note-citation>1</text:note-citation><text:note-body><text:p text:style-name="Voetnoottekst"><text:s/></text:p></text:note-body></text:note></text:span><text:span text:style-name="T18">), want hij dacht; en als hij kon denken, dan moet hij bestaan. Want als hij niet bestond, hoe zou hij dan dit gedachte hebben? Hij verkortte dit gedachte naar “Ik denk, dus ik ben.”</text:span></text:p>
      <text:p text:style-name="P19">Ik heb zelf een beetje kritiek op hem, door een paar dingen:<text:line-break/>Er zijn<text:s/>twee<text:s/>belangrijke opmerkingen waarmee<text:s/>je<text:s/>rekening moet houden. Ten eerste claimt hij alleen de zekerheid van zijn eigen bestaan vanuit het gezichtspunt van de eerste persoon - hij heeft op dit moment het bestaan van anderen niet bewezen. Ten<text:s/>tweede, deze stelling 'ik denk, dus ik ben' wordt waar gehouden, niet op basis van een afleiding of op empirische inductie, maar op de duidelijkheid en vanzelfsprekendheid van de stelling.</text:p>
      <text:p text:style-name="P20">Al zijn argumenten die uit deze gedachte leidden zijn heel slim onderbouwt, maar deze heeft de enige onderbouwing door omissie; Als ik niet zou bestaan, zou ik niet denken. Dit kan een gevolg hebben<text:s/>dat al zijn<text:s/>theorieën<text:s/>dat ding als vuistegel hebben onderuitgaan.</text:p>
      <text:p text:style-name="P21">Al zijn andere theorieën zouden ook<text:s/>door het feit dat het is onmogelijk is om denken te begrijpen zonder het eerst ergens anders bijtrekken. Je kan niet zeggen dat iets anders bestaat, als je alleen weet dat jij bestaat.<text:s/></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Voetnoottekst" style:display-name="Voetnoottekst" style:family="paragraph" style:parent-style-name="Standaard">
      <style:paragraph-properties fo:margin-bottom="0in" fo:line-height="100%"/>
      <style:text-properties fo:font-size="10pt" style:font-size-asian="10pt" style:font-size-complex="10pt" fo:hyphenate="false"/>
    </style:style>
    <style:style style:name="VoetnoottekstChar" style:display-name="Voetnoottekst Char" style:family="text" style:parent-style-name="Standaardalinea-lettertype">
      <style:text-properties fo:font-size="10pt" style:font-size-asian="10pt" style:font-size-complex="10pt"/>
    </style:style>
    <style:style style:name="Voetnootmarkering" style:display-name="Voetnootmarkering" style:family="text" style:parent-style-name="Standaardalinea-lettertype">
      <style:text-properties style:text-position="super 63.6%"/>
    </style: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wel Paton</meta:initial-creator>
    <dc:creator>Pawel Paton</dc:creator>
    <meta:creation-date>2020-10-29T12:46:00Z</meta:creation-date>
    <dc:date>2020-10-29T13:49:00Z</dc:date>
    <meta:template xlink:href="Normal" xlink:type="simple"/>
    <meta:editing-cycles>1</meta:editing-cycles>
    <meta:editing-duration>PT3780S</meta:editing-duration>
    <meta:document-statistic meta:page-count="1" meta:paragraph-count="3" meta:word-count="288" meta:character-count="1871" meta:row-count="13" meta:non-whitespace-character-count="1586"/>
  </office:meta>
</office:document-meta>
</file>